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1.762cm" svg:y="7.571cm">
            <draw:object draw:notify-on-update-of-ranges="Sheet1.A2:Sheet1.A7 Sheet1.A2:Sheet1.A7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19.604cm" svg:y="7.358cm">
            <draw:object draw:notify-on-update-of-ranges="Sheet1.A2:Sheet1.A7 Sheet1.C2:Sheet1.C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2</text:p>
          </table:table-cell>
          <table:table-cell office:value-type="string" calcext:value-type="string">
            <text:p>Time 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17" calcext:value-type="float">
            <text:p>1.7E-05</text:p>
          </table:table-cell>
          <table:table-cell table:style-name="ce1" office:value-type="float" office:value="0.000284624" calcext:value-type="float">
            <text:p>2.85E-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28" calcext:value-type="float">
            <text:p>2.8E-05</text:p>
          </table:table-cell>
          <table:table-cell table:style-name="ce1" office:value-type="float" office:value="0.00181787" calcext:value-type="float">
            <text:p>1.82E-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98426" calcext:value-type="float">
            <text:p>0.00984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520807" calcext:value-type="float">
            <text:p>0.5208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7.795424" calcext:value-type="float">
            <text:p>7.7954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9445" calcext:value-type="float">
            <text:p>0.029445</text:p>
          </table:table-cell>
          <table:table-cell office:value-type="float" office:value="196.423781" calcext:value-type="float">
            <text:p>196.4237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20:28:56.953084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5:25:24.883070036</meta:creation-date>
    <dc:date>2021-11-26T21:00:15.553447963</dc:date>
    <meta:editing-duration>PT24M27S</meta:editing-duration>
    <meta:editing-cycles>3</meta:editing-cycles>
    <meta:generator>LibreOffice/6.4.7.2$Linux_X86_64 LibreOffice_project/40$Build-2</meta:generator>
    <meta:document-statistic meta:table-count="1" meta:cell-count="2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subtitle svg:x="6.103cm" svg:y="0.18cm" chart:style-name="ch2">
          <text:p>Recursive Blockwise</text:p>
        </chart:subtitle>
        <chart:plot-area chart:style-name="ch3" table:cell-range-address="Sheet1.A2:Sheet1.B7" chart:data-source-has-labels="both" svg:x="1.092cm" svg:y="1.073cm" svg:width="13.553cm" svg:height="7.404cm">
          <chartooo:coordinate-region svg:x="2.19cm" svg:y="1.272cm" svg:width="12.083cm" svg:height="6.558cm"/>
          <chart:axis chart:dimension="x" chart:name="primary-x" chart:style-name="ch4" chartooo:axis-type="auto">
            <chart:title svg:x="7.493cm" svg:y="8.445cm" chart:style-name="ch5">
              <text:p>Size</text:p>
            </chart:title>
            <chart:categories table:cell-range-address="Sheet1.A2:Sheet1.A7"/>
          </chart:axis>
          <chart:axis chart:dimension="y" chart:name="primary-y" chart:style-name="ch4">
            <chart:title svg:x="0.213cm" svg:y="5.944cm" chart:style-name="ch6">
              <text:p>Execution Time</text:p>
            </chart:title>
            <chart:grid chart:style-name="ch7" chart:class="major"/>
          </chart:axis>
          <chart:series chart:style-name="ch8" chart:values-cell-range-address="Sheet1.B2:Sheet1.B7" loext:label-string="block" chart:class="chart:scatter">
            <chart:domain table:cell-range-address="Sheet1.A2:Sheet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ock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7</svg:desc>
                </draw:g>
              </table:table-cell>
              <table:table-cell office:value-type="float" office:value="50">
                <text:p>50</text:p>
                <draw:g>
                  <svg:desc>Sheet1.A2:Sheet1.A7</svg:desc>
                </draw:g>
              </table:table-cell>
              <table:table-cell office:value-type="float" office:value="0.000017">
                <text:p>0.000017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1249">
                <text:p>0.00124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546">
                <text:p>0.0054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029445">
                <text:p>0.029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subtitle svg:x="6.037cm" svg:y="0.18cm" chart:style-name="ch2">
          <text:p>Iterative Row-oriented</text:p>
        </chart:subtitle>
        <chart:plot-area chart:style-name="ch3" table:cell-range-address="Sheet1.A2:Sheet1.A7 Sheet1.C2:Sheet1.C7" svg:x="1.081cm" svg:y="1.492cm" svg:width="14.343cm" svg:height="6.794cm">
          <chartooo:coordinate-region svg:x="2.814cm" svg:y="1.691cm" svg:width="12.238cm" svg:height="5.948cm"/>
          <chart:axis chart:dimension="x" chart:name="primary-x" chart:style-name="ch4">
            <chart:title svg:x="7.877cm" svg:y="8.445cm" chart:style-name="ch5">
              <text:p>Size</text:p>
            </chart:title>
          </chart:axis>
          <chart:axis chart:dimension="y" chart:name="primary-y" chart:style-name="ch6">
            <chart:title svg:x="0.202cm" svg:y="6.058cm" chart:style-name="ch7">
              <text:p>Execution Time</text:p>
            </chart:title>
            <chart:grid chart:style-name="ch8" chart:class="major"/>
          </chart:axis>
          <chart:series chart:style-name="ch9" chart:values-cell-range-address="Sheet1.C2:Sheet1.C7" chart:class="chart:scatter">
            <chart:domain table:cell-range-address="Sheet1.A2:Sheet1.A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7</svg:desc>
                </draw:g>
              </table:table-cell>
              <table:table-cell office:value-type="float" office:value="0.000284624">
                <text:p>0.000284624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181787">
                <text:p>0.00181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098426">
                <text:p>0.0098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520807">
                <text:p>0.520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7.795424">
                <text:p>7.795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196.423781">
                <text:p>196.4237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